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mploye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loyee.setAge( Integer 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loyee.setNumber( String 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loyee.setId( Lo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loyee.get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loyee.setBadboy( boolean badbo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loyee.isBadbo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loyee.get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loyee.Employe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mployee.setSalary( BigDecimal sala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loyee.setDescription( String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loyee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loyee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loyee.setBirthdate( Date birth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loyee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loyee.getSala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loyee.getBirth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